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draw:fill="solid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1cm" svg:x="1.901cm" svg:y="7.3cm">
          <text:p text:style-name="P1"><text:span text:style-name="T1"/></text:p>
          <text:p text:style-name="P1"><text:span text:style-name="T1">constants.h</text:span></text:p>
          <text:p text:style-name="P1"><text:span text:style-name="T1">plotting.cpp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1cm" svg:x="16.701cm" svg:y="7.4cm">
          <text:p text:style-name="P1"><text:span text:style-name="T1">exter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cm" svg:y1="10.4cm" svg:x2="2.3cm" svg:y2="12.3cm">
          <text:p/>
        </draw:line>
        <draw:line draw:style-name="gr2" draw:text-style-name="P1" draw:layer="layout" svg:x1="10.702cm" svg:y1="5.517cm" svg:x2="10.701cm" svg:y2="7.4cm">
          <text:p/>
        </draw:line>
        <draw:line draw:style-name="gr2" draw:text-style-name="P1" draw:layer="layout" svg:x1="12.5cm" svg:y1="7.9cm" svg:x2="16.7cm" svg:y2="7.9cm">
          <text:p/>
        </draw:line>
        <draw:custom-shape draw:style-name="gr1" draw:text-style-name="P1" draw:layer="layout" svg:width="2.4cm" svg:height="1.1cm" svg:x="5cm" svg:y="1.3cm">
          <text:p text:style-name="P1">et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1cm" svg:x="1.6cm" svg:y="1.3cm">
          <text:p text:style-name="P1">b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1cm" svg:x="17.3cm" svg:y="1.3cm">
          <text:p text:style-name="P1">f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1.1cm" svg:x="13.9cm" svg:y="1.3cm">
          <text:p text:style-name="P1"><text:span text:style-name="T2">./install, .pro</text:span></text:p>
          <text:p text:style-name="P1"><text:span text:style-name="T2">Readme, log...etc.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03cm" svg:y1="2.317cm" svg:x2="10.7cm" svg:y2="4.4cm">
          <text:p/>
        </draw:line>
        <draw:line draw:style-name="gr2" draw:text-style-name="P1" draw:layer="layout" svg:x1="2.8cm" svg:y1="2.4cm" svg:x2="2.8cm" svg:y2="3.2cm">
          <text:p/>
        </draw:line>
        <draw:custom-shape draw:style-name="gr3" draw:text-style-name="P1" draw:layer="layout" svg:width="2cm" svg:height="0.8cm" svg:x="1.8cm" svg:y="3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95cm" svg:height="0.729cm" svg:x="2.2cm" svg:y="3.2cm">
          <draw:text-box>
            <text:p><text:span text:style-name="T1"><text:s/></text:span><text:span text:style-name="T1">.o </text:span></text:p>
          </draw:text-box>
        </draw:frame>
        <draw:line draw:style-name="gr2" draw:text-style-name="P1" draw:layer="layout" svg:x1="6.2cm" svg:y1="2.4cm" svg:x2="6.2cm" svg:y2="3.2cm">
          <text:p/>
        </draw:line>
        <draw:custom-shape draw:style-name="gr3" draw:text-style-name="P1" draw:layer="layout" svg:width="2.4cm" svg:height="1cm" svg:x="5cm" svg:y="3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cm" svg:height="1.347cm" svg:x="4.8cm" svg:y="3.153cm">
          <draw:text-box>
            <text:p text:style-name="P1"><text:span text:style-name="T2">Images, doc,</text:span></text:p>
            <text:p text:style-name="P1"><text:span text:style-name="T2">Data, files..etc.</text:span></text:p>
          </draw:text-box>
        </draw:frame>
        <draw:line draw:style-name="gr2" draw:text-style-name="P1" draw:layer="layout" svg:x1="18.5cm" svg:y1="2.4cm" svg:x2="18.5cm" svg:y2="3.2cm">
          <text:p/>
        </draw:line>
        <draw:custom-shape draw:style-name="gr3" draw:text-style-name="P1" draw:layer="layout" svg:width="2.4cm" svg:height="1cm" svg:x="17.3cm" svg:y="3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cm" svg:height="1.445cm" svg:x="17.5cm" svg:y="3.2cm">
          <draw:text-box>
            <text:p text:style-name="P1"><text:span text:style-name="T2">Fitting </text:span></text:p>
            <text:p text:style-name="P1"><text:span text:style-name="T2">Functions</text:span></text:p>
            <text:p text:style-name="P1"><text:span text:style-name="T2"/></text:p>
          </draw:text-box>
        </draw:frame>
        <draw:line draw:style-name="gr2" draw:text-style-name="P1" draw:layer="layout" svg:x1="18.5cm" svg:y1="2.4cm" svg:x2="18.5cm" svg:y2="3.2cm">
          <text:p/>
        </draw:line>
        <draw:custom-shape draw:style-name="gr3" draw:text-style-name="P1" draw:layer="layout" svg:width="2.4cm" svg:height="1cm" svg:x="17.3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cm" svg:y1="8.5cm" svg:x2="18.2cm" svg:y2="9.3cm">
          <text:p/>
        </draw:line>
        <draw:custom-shape draw:style-name="gr3" draw:text-style-name="P1" draw:layer="layout" svg:width="2.4cm" svg:height="1cm" svg:x="17cm" svg:y="9.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699cm" svg:height="1.44cm" svg:x="17cm" svg:y="9.46cm">
          <draw:text-box>
            <text:p><text:span text:style-name="T1">Mud, Qcp...</text:span></text:p>
            <text:p/>
          </draw:text-box>
        </draw:frame>
        <draw:line draw:style-name="gr2" draw:text-style-name="P1" draw:layer="layout" svg:x1="10.7cm" svg:y1="8.5cm" svg:x2="10.7cm" svg:y2="9.3cm">
          <text:p/>
        </draw:line>
        <draw:custom-shape draw:style-name="gr1" draw:text-style-name="P2" draw:layer="layout" svg:width="2.4cm" svg:height="1.1cm" svg:x="1.2cm" svg:y="12.3cm">
          <text:p text:style-name="P1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1.1cm" svg:x="4.9cm" svg:y="12.3cm"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1.1cm" svg:x="8.5cm" svg:y="12.3cm">
          <text:p text:style-name="P1"><text:span text:style-name="T1">Resul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1.1cm" svg:x="11.6cm" svg:y="12.3cm">
          <text:p text:style-name="P1"><text:span text:style-name="T1">Simul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cm" svg:height="1.1cm" svg:x="14.7cm" svg:y="12.3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cm" svg:height="1.1cm" svg:x="17.6cm" svg:y="12.3cm">
          <text:p text:style-name="P1"><text:span text:style-name="T1">Convert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358cm" svg:height="0.649cm" svg:x="6cm" svg:y="13.6cm">
          <draw:text-box>
            <text:p><text:span text:style-name="T2">Each page's folder contains at least a .cpp, .h, and .ui file</text:span></text:p>
          </draw:text-box>
        </draw:frame>
        <draw:line draw:style-name="gr2" draw:text-style-name="P1" draw:layer="layout" svg:x1="10.7cm" svg:y1="10.417cm" svg:x2="6.1cm" svg:y2="12.3cm">
          <text:p/>
        </draw:line>
        <draw:line draw:style-name="gr2" draw:text-style-name="P1" draw:layer="layout" svg:x1="10.7cm" svg:y1="10.417cm" svg:x2="9.6cm" svg:y2="12.3cm">
          <text:p/>
        </draw:line>
        <draw:line draw:style-name="gr2" draw:text-style-name="P1" draw:layer="layout" svg:x1="10.701cm" svg:y1="10.417cm" svg:x2="12.8cm" svg:y2="12.3cm">
          <text:p/>
        </draw:line>
        <draw:line draw:style-name="gr2" draw:text-style-name="P1" draw:layer="layout" svg:x1="10.701cm" svg:y1="10.417cm" svg:x2="15.8cm" svg:y2="12.3cm">
          <text:p/>
        </draw:line>
        <draw:line draw:style-name="gr2" draw:text-style-name="P1" draw:layer="layout" svg:x1="10.701cm" svg:y1="10.417cm" svg:x2="18.7cm" svg:y2="12.3cm">
          <text:p/>
        </draw:line>
        <draw:custom-shape draw:style-name="gr1" draw:text-style-name="P6" draw:layer="layout" svg:width="3.236cm" svg:height="1.1cm" svg:x="9.064cm" svg:y="9.41cm">
          <text:p text:style-name="P1"><text:span text:style-name="T3">Pag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cm" svg:y1="7.9cm" svg:x2="5cm" svg:y2="7.9cm">
          <text:p/>
        </draw:line>
        <draw:custom-shape draw:style-name="gr1" draw:text-style-name="P2" draw:layer="layout" svg:width="4.2cm" svg:height="1.1cm" svg:x="8.601cm" svg:y="4.4cm">
          <text:p text:style-name="P1"><text:span text:style-name="T1">Main.cp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1cm" svg:x="8.6cm" svg:y="1.3cm">
          <text:p text:style-name="P1">src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6cm" svg:height="1.1cm" svg:x="8.9cm" svg:y="7.4cm">
          <text:p text:style-name="P1"><text:span text:style-name="T4">Mainwindo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61cm" fo:margin-bottom="0.956cm" fo:margin-left="0.231cm" fo:margin-right="0.277cm" fo:page-width="21.59cm" fo:page-height="15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6:12:42.657280647</meta:creation-date>
    <dc:date>2015-04-17T20:06:55.505413924</dc:date>
    <meta:editing-duration>PT43M44S</meta:editing-duration>
    <meta:editing-cycles>11</meta:editing-cycles>
    <meta:generator>LibreOffice/4.2.7.2$Linux_X86_64 LibreOffice_project/420m0$Build-2</meta:generator>
    <meta:document-statistic meta:object-count="42"/>
  </office:meta>
</office:document-meta>
</file>